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draw="urn:oasis:names:tc:opendocument:xmlns:drawing:1.0" xmlns:meta="urn:oasis:names:tc:opendocument:xmlns:meta:1.0" xmlns:dom="http://www.w3.org/2001/xml-events" xmlns:field="urn:openoffice:names:experimental:ooo-ms-interop:xmlns:field:1.0" xmlns:loext="urn:org:documentfoundation:names:experimental:office:xmlns:loext:1.0" xmlns:xforms="http://www.w3.org/2002/xforms" xmlns:xlink="http://www.w3.org/1999/xlink" xmlns:style="urn:oasis:names:tc:opendocument:xmlns:style:1.0" xmlns:script="urn:oasis:names:tc:opendocument:xmlns:script:1.0" xmlns:table="urn:oasis:names:tc:opendocument:xmlns:table:1.0" xmlns:xsd="http://www.w3.org/2001/XMLSchema" xmlns:dr3d="urn:oasis:names:tc:opendocument:xmlns:dr3d:1.0" xmlns:office="urn:oasis:names:tc:opendocument:xmlns:office:1.0" xmlns:svg="urn:oasis:names:tc:opendocument:xmlns:svg-compatible:1.0" xmlns:xsi="http://www.w3.org/2001/XMLSchema-instance" xmlns:chart="urn:oasis:names:tc:opendocument:xmlns:chart:1.0" xmlns:xhtml="http://www.w3.org/1999/xhtml" xmlns:text="urn:oasis:names:tc:opendocument:xmlns:text:1.0" xmlns:dc="http://purl.org/dc/elements/1.1/" xmlns:ooow="http://openoffice.org/2004/writer" xmlns:drawooo="http://openoffice.org/2010/draw" xmlns:tableooo="http://openoffice.org/2009/table" xmlns:math="http://www.w3.org/1998/Math/MathML" xmlns:calcext="urn:org:documentfoundation:names:experimental:calc:xmlns:calcext:1.0" xmlns:form="urn:oasis:names:tc:opendocument:xmlns:form:1.0" xmlns:grddl="http://www.w3.org/2003/g/data-view#" xmlns:presentation="urn:oasis:names:tc:opendocument:xmlns:presentation:1.0" xmlns:oooc="http://openoffice.org/2004/calc" xmlns:of="urn:oasis:names:tc:opendocument:xmlns:of:1.2" xmlns:css3t="http://www.w3.org/TR/css3-text/" xmlns:number="urn:oasis:names:tc:opendocument:xmlns:datastyle:1.0" xmlns:rpt="http://openoffice.org/2005/report" xmlns:ooo="http://openoffice.org/2004/office" xmlns:formx="urn:openoffice:names:experimental:ooxml-odf-interop:xmlns:form:1.0" xmlns:fo="urn:oasis:names:tc:opendocument:xmlns:xsl-fo-compatib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family="table-column" style:name="co1">
      <style:table-column-properties style:column-width="9.08mm" fo:break-before="auto"/>
    </style:style>
    <style:style style:family="table-column" style:name="co2">
      <style:table-column-properties style:column-width="16.33mm" fo:break-before="auto"/>
    </style:style>
    <style:style style:family="table-column" style:name="co3">
      <style:table-column-properties style:column-width="64.21mm" fo:break-before="auto"/>
    </style:style>
    <style:style style:family="table-column" style:name="co4">
      <style:table-column-properties style:column-width="10.67mm" fo:break-before="auto"/>
    </style:style>
    <style:style style:family="table-column" style:name="co5">
      <style:table-column-properties style:column-width="11.11mm" fo:break-before="auto"/>
    </style:style>
    <style:style style:family="table-column" style:name="co6">
      <style:table-column-properties style:column-width="23.14mm" fo:break-before="auto"/>
    </style:style>
    <style:style style:family="table-column" style:name="co7">
      <style:table-column-properties style:column-width="25.65mm" fo:break-before="auto"/>
    </style:style>
    <style:style style:family="table-column" style:name="co8">
      <style:table-column-properties style:column-width="32mm" fo:break-before="auto"/>
    </style:style>
    <style:style style:family="table-column" style:name="co9">
      <style:table-column-properties style:column-width="14.59mm" fo:break-before="auto"/>
    </style:style>
    <style:style style:family="table-row" style:name="ro1">
      <style:table-row-properties style:row-height="6.83mm" fo:break-before="auto" style:use-optimal-row-height="false"/>
    </style:style>
    <style:style style:family="table-row" style:name="ro2">
      <style:table-row-properties style:row-height="6.35mm" fo:break-before="auto" style:use-optimal-row-height="false"/>
    </style:style>
    <style:style style:family="table-row" style:name="ro3">
      <style:table-row-properties style:row-height="6mm" fo:break-before="auto" style:use-optimal-row-height="false"/>
    </style:style>
    <style:style style:family="table-row" style:name="ro4">
      <style:table-row-properties style:row-height="2.38mm" fo:break-before="auto" style:use-optimal-row-height="false"/>
    </style:style>
    <style:style style:family="table-row" style:name="ro5">
      <style:table-row-properties style:row-height="10mm" fo:break-before="auto" style:use-optimal-row-height="false"/>
    </style:style>
    <style:style style:family="table-row" style:name="ro6">
      <style:table-row-properties style:row-height="18.94mm" fo:break-before="auto" style:use-optimal-row-height="false"/>
    </style:style>
    <style:style style:family="table-row" style:name="ro7">
      <style:table-row-properties style:row-height="14.46mm" fo:break-before="auto" style:use-optimal-row-height="false"/>
    </style:style>
    <style:style style:family="table-row" style:name="ro8">
      <style:table-row-properties style:row-height="9.53mm" fo:break-before="auto" style:use-optimal-row-height="false"/>
    </style:style>
    <style:style style:family="table-row" style:name="ro9">
      <style:table-row-properties style:row-height="17.99mm" fo:break-before="auto" style:use-optimal-row-height="false"/>
    </style:style>
    <style:style style:family="table-row" style:name="ro10">
      <style:table-row-properties style:row-height="20.9mm" fo:break-before="auto" style:use-optimal-row-height="false"/>
    </style:style>
    <style:style style:family="table-row" style:name="ro11">
      <style:table-row-properties style:row-height="4.52mm" fo:break-before="auto" style:use-optimal-row-height="false"/>
    </style:style>
    <style:style style:family="table" style:name="ta1" style:master-page-name="PageStyle_5f_Sheet1">
      <style:table-properties style:writing-mode="lr-tb" table:display="true"/>
    </style:style>
    <number:number-style style:name="N1">
      <number:number loext:min-decimal-places="0" number:decimal-places="0" number:min-integer-digits="1"/>
    </number:number-style>
    <number:number-style style:name="N2">
      <number:number loext:min-decimal-places="2" number:decimal-places="2" number:min-integer-digits="1"/>
    </number:number-style>
    <style:style style:family="table-cell" style:name="ce1" style:parent-style-name="Default">
      <style:table-cell-properties style:repeat-content="false" fo:padding="0.71mm" style:rotation-angle="0" style:rotation-align="none" style:shrink-to-fit="false" style:vertical-align="automatic" loext:vertical-justify="auto" style:direction="ltr" style:glyph-orientation-vertical="0" fo:wrap-option="no-wrap" style:text-align-source="fix"/>
      <style:paragraph-properties style:writing-mode="page" fo:text-align="start" css3t:text-justify="auto" fo:margin-left="0mm"/>
      <style:text-properties fo:font-weight="normal" style:text-line-through-type="none" style:font-style-complex="normal" style:font-name-complex="Arial" fo:font-size="14pt" style:text-underline-style="none" style:use-window-font-color="true" style:font-name="Arial" style:font-style-asian="normal" style:text-line-through-style="none" fo:font-style="normal" style:font-size-complex="14pt" style:font-weight-complex="normal" style:font-weight-asian="normal" style:text-outline="false" fo:text-shadow="none" style:font-size-asian="14pt"/>
    </style:style>
    <style:style style:family="table-cell" style:name="ce2" style:parent-style-name="Default">
      <style:table-cell-properties style:repeat-content="false" fo:padding="0.71mm" style:rotation-angle="0" style:rotation-align="none" style:shrink-to-fit="false" style:vertical-align="automatic" loext:vertical-justify="auto" style:direction="ltr" style:glyph-orientation-vertical="0" fo:wrap-option="no-wrap" style:text-align-source="value-type"/>
      <style:paragraph-properties style:writing-mode="page" css3t:text-justify="auto" fo:margin-left="0mm"/>
      <style:text-properties fo:font-weight="normal" style:text-line-through-type="none" style:font-style-complex="normal" style:font-name-complex="Arial" fo:font-size="14pt" style:text-underline-style="none" style:use-window-font-color="true" style:font-name="Arial" style:font-style-asian="normal" style:text-line-through-style="none" fo:font-style="normal" style:font-size-complex="14pt" style:font-weight-complex="normal" style:font-weight-asian="normal" style:text-outline="false" fo:text-shadow="none" style:font-size-asian="14pt"/>
    </style:style>
    <style:style style:family="table-cell" style:name="ce3" style:parent-style-name="Default">
      <style:table-cell-properties style:repeat-content="false" fo:padding="0.71mm" style:rotation-angle="0" fo:border="none" style:rotation-align="none" style:shrink-to-fit="false" style:vertical-align="top" loext:vertical-justify="auto" style:direction="ltr" style:glyph-orientation-vertical="0" fo:wrap-option="wrap" style:text-align-source="fix"/>
      <style:paragraph-properties style:writing-mode="page" fo:text-align="start" css3t:text-justify="auto" fo:margin-left="0mm"/>
      <style:text-properties fo:font-weight="normal" style:text-line-through-type="none" style:font-style-complex="normal" style:font-name-complex="Arial" fo:font-size="14pt" style:text-underline-style="none" style:use-window-font-color="true" style:font-name="Arial" style:font-style-asian="normal" style:text-line-through-style="none" fo:font-style="normal" style:font-size-complex="14pt" style:font-weight-complex="normal" style:font-weight-asian="normal" style:text-outline="false" fo:text-shadow="none" style:font-size-asian="14pt"/>
    </style:style>
    <style:style style:family="table-cell" style:name="ce4" style:parent-style-name="Default">
      <style:table-cell-properties style:repeat-content="false" fo:padding="0.71mm" style:rotation-angle="0" style:rotation-align="none" style:shrink-to-fit="false" style:vertical-align="automatic" loext:vertical-justify="auto" style:direction="ltr" style:glyph-orientation-vertical="0" fo:wrap-option="no-wrap" style:text-align-source="value-type"/>
      <style:paragraph-properties style:writing-mode="page" css3t:text-justify="auto" fo:margin-left="0mm"/>
      <style:text-properties fo:font-weight="normal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normal" style:font-weight-asian="normal" style:text-outline="false" fo:text-shadow="none" style:font-size-asian="12pt"/>
    </style:style>
    <style:style style:family="table-cell" style:name="ce5" style:parent-style-name="Default">
      <style:table-cell-properties style:repeat-content="false" fo:padding="0.71mm" style:rotation-angle="0" fo:border="0.74pt solid #141312" style:rotation-align="none" style:shrink-to-fit="false" style:vertical-align="middle" loext:vertical-justify="auto" style:direction="ltr" style:glyph-orientation-vertical="0" fo:wrap-option="wrap" style:text-align-source="fix"/>
      <style:paragraph-properties style:writing-mode="page" fo:text-align="center" css3t:text-justify="auto" fo:margin-left="0mm"/>
      <style:text-properties fo:font-weight="normal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normal" style:font-weight-asian="normal" style:text-outline="false" fo:text-shadow="none" style:font-size-asian="12pt"/>
    </style:style>
    <style:style style:data-style-name="N1" style:family="table-cell" style:name="ce6" style:parent-style-name="Default">
      <style:table-cell-properties style:repeat-content="false" fo:padding="0.71mm" style:rotation-angle="0" fo:border="0.74pt solid #141312" style:rotation-align="none" style:shrink-to-fit="false" style:vertical-align="middle" loext:vertical-justify="auto" style:direction="ltr" style:glyph-orientation-vertical="0" fo:wrap-option="no-wrap" style:text-align-source="fix"/>
      <style:paragraph-properties style:writing-mode="page" fo:text-align="end" css3t:text-justify="auto" fo:margin-left="0mm"/>
      <style:text-properties fo:font-weight="normal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normal" style:font-weight-asian="normal" style:text-outline="false" fo:text-shadow="none" style:font-size-asian="12pt"/>
    </style:style>
    <style:style style:family="table-cell" style:name="ce7" style:parent-style-name="Default">
      <style:table-cell-properties style:repeat-content="false" fo:padding="0.71mm" style:rotation-angle="0" style:rotation-align="none" style:shrink-to-fit="false" style:vertical-align="automatic" loext:vertical-justify="auto" style:direction="ltr" style:glyph-orientation-vertical="0" fo:wrap-option="no-wrap" style:text-align-source="value-type"/>
      <style:paragraph-properties style:writing-mode="page" css3t:text-justify="auto" fo:margin-left="0mm"/>
      <style:text-properties fo:font-weight="bold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bold" style:font-weight-asian="bold" style:text-outline="false" fo:text-shadow="none" style:font-size-asian="12pt"/>
    </style:style>
    <style:style style:family="table-cell" style:name="ce8" style:parent-style-name="Default">
      <style:table-cell-properties style:repeat-content="false" fo:padding="0.71mm" style:rotation-angle="0" style:rotation-align="none" style:shrink-to-fit="false" style:vertical-align="automatic" loext:vertical-justify="auto" style:direction="ltr" style:glyph-orientation-vertical="0" fo:wrap-option="no-wrap" style:text-align-source="value-type"/>
      <style:paragraph-properties style:writing-mode="page" css3t:text-justify="auto" fo:margin-left="0mm"/>
      <style:text-properties fo:font-weight="normal" style:text-line-through-type="none" style:font-style-complex="normal" style:font-name-complex="Arial" fo:font-size="10pt" style:text-underline-style="none" style:use-window-font-color="true" style:font-name="Arial" style:font-style-asian="normal" style:text-line-through-style="none" fo:font-style="normal" style:font-size-complex="10pt" style:font-weight-complex="normal" style:font-weight-asian="normal" style:text-outline="false" fo:text-shadow="none" style:font-size-asian="10pt"/>
    </style:style>
    <style:style style:family="table-cell" style:name="ce9" style:parent-style-name="Default">
      <style:table-cell-properties style:repeat-content="false" fo:padding="0.71mm" style:rotation-angle="0" style:rotation-align="none" style:shrink-to-fit="false" style:vertical-align="automatic" loext:vertical-justify="auto" style:direction="ltr" style:glyph-orientation-vertical="0" fo:wrap-option="no-wrap" style:text-align-source="value-type"/>
      <style:paragraph-properties style:writing-mode="page" css3t:text-justify="auto" fo:margin-left="0mm"/>
      <style:text-properties fo:font-weight="normal" style:text-line-through-type="none" style:font-style-complex="normal" style:font-name-complex="Arial" fo:font-size="8pt" style:text-underline-style="none" style:use-window-font-color="true" style:font-name="Arial" style:font-style-asian="normal" style:text-line-through-style="none" fo:font-style="normal" style:font-size-complex="8pt" style:font-weight-complex="normal" style:font-weight-asian="normal" style:text-outline="false" fo:text-shadow="none" style:font-size-asian="8pt"/>
    </style:style>
    <style:style style:family="table-cell" style:name="ce10" style:parent-style-name="Default">
      <style:table-cell-properties style:repeat-content="false" fo:padding="0.71mm" style:rotation-angle="0" style:rotation-align="none" style:shrink-to-fit="false" style:vertical-align="top" loext:vertical-justify="auto" style:direction="ltr" style:glyph-orientation-vertical="0" fo:wrap-option="wrap" style:text-align-source="fix"/>
      <style:paragraph-properties style:writing-mode="page" fo:text-align="start" css3t:text-justify="auto" fo:margin-left="0mm"/>
      <style:text-properties fo:font-weight="normal" style:text-line-through-type="none" style:font-style-complex="normal" style:font-name-complex="Arial" fo:font-size="14pt" style:text-underline-style="none" style:use-window-font-color="true" style:font-name="Arial" style:font-style-asian="normal" style:text-line-through-style="none" fo:font-style="normal" style:font-size-complex="14pt" style:font-weight-complex="normal" style:font-weight-asian="normal" style:text-outline="false" fo:text-shadow="none" style:font-size-asian="14pt"/>
    </style:style>
    <style:style style:family="table-cell" style:name="ce11" style:parent-style-name="Default">
      <style:table-cell-properties style:repeat-content="false" fo:padding="0.71mm" style:rotation-angle="0" style:rotation-align="none" style:shrink-to-fit="false" style:vertical-align="automatic" loext:vertical-justify="auto" style:direction="ltr" style:glyph-orientation-vertical="0" fo:wrap-option="no-wrap" style:text-align-source="fix"/>
      <style:paragraph-properties style:writing-mode="page" fo:text-align="center" css3t:text-justify="auto" fo:margin-left="0mm"/>
      <style:text-properties fo:font-weight="normal" style:text-line-through-type="none" style:font-style-complex="normal" style:font-name-complex="Arial" fo:font-size="14pt" style:text-underline-style="none" style:use-window-font-color="true" style:font-name="Arial" style:font-style-asian="normal" style:text-line-through-style="none" fo:font-style="normal" style:font-size-complex="14pt" style:font-weight-complex="normal" style:font-weight-asian="normal" style:text-outline="false" fo:text-shadow="none" style:font-size-asian="14pt"/>
    </style:style>
    <style:style style:family="table-cell" style:name="ce12" style:parent-style-name="Default">
      <style:table-cell-properties style:repeat-content="false" fo:padding="0.71mm" style:rotation-angle="0" fo:border-top="0.74pt solid #141312" fo:border-right="none" style:rotation-align="none" fo:border-left="0.74pt solid #141312" style:shrink-to-fit="false" style:vertical-align="middle" loext:vertical-justify="auto" style:direction="ltr" style:glyph-orientation-vertical="0" fo:border-bottom="0.74pt solid #141312" fo:wrap-option="wrap" style:text-align-source="fix"/>
      <style:paragraph-properties style:writing-mode="page" fo:text-align="center" css3t:text-justify="auto" fo:margin-left="0mm"/>
      <style:text-properties fo:font-weight="normal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normal" style:font-weight-asian="normal" style:text-outline="false" fo:text-shadow="none" style:font-size-asian="12pt"/>
    </style:style>
    <style:style style:family="table-cell" style:name="ce13" style:parent-style-name="Default">
      <style:table-cell-properties style:repeat-content="false" fo:padding="0.71mm" style:rotation-angle="0" fo:border-top="0.74pt solid #141312" fo:border-right="none" style:rotation-align="none" fo:border-left="0.74pt solid #141312" style:shrink-to-fit="false" style:vertical-align="middle" loext:vertical-justify="auto" style:direction="ltr" style:glyph-orientation-vertical="0" fo:border-bottom="0.74pt solid #141312" fo:wrap-option="wrap" style:text-align-source="value-type"/>
      <style:paragraph-properties style:writing-mode="page" css3t:text-justify="auto" fo:margin-left="0mm"/>
      <style:text-properties fo:font-weight="normal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normal" style:font-weight-asian="normal" style:text-outline="false" fo:text-shadow="none" style:font-size-asian="12pt"/>
    </style:style>
    <style:style style:family="table-cell" style:name="ce14" style:parent-style-name="Default">
      <style:table-cell-properties style:repeat-content="false" fo:padding="0.71mm" style:rotation-angle="0" fo:border="0.74pt solid #141312" style:rotation-align="none" style:shrink-to-fit="false" style:vertical-align="middle" loext:vertical-justify="auto" style:direction="ltr" style:glyph-orientation-vertical="0" fo:wrap-option="no-wrap" style:text-align-source="fix"/>
      <style:paragraph-properties style:writing-mode="page" fo:text-align="center" css3t:text-justify="auto" fo:margin-left="0mm"/>
      <style:text-properties fo:font-weight="normal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normal" style:font-weight-asian="normal" style:text-outline="false" fo:text-shadow="none" style:font-size-asian="12pt"/>
    </style:style>
    <style:style style:data-style-name="N2" style:family="table-cell" style:name="ce15" style:parent-style-name="Default">
      <style:table-cell-properties style:repeat-content="false" fo:padding="0.71mm" style:rotation-angle="0" fo:border="0.74pt solid #141312" style:rotation-align="none" style:shrink-to-fit="false" style:vertical-align="middle" loext:vertical-justify="auto" style:direction="ltr" style:glyph-orientation-vertical="0" fo:wrap-option="no-wrap" style:text-align-source="fix"/>
      <style:paragraph-properties style:writing-mode="page" fo:text-align="end" css3t:text-justify="auto" fo:margin-left="0mm"/>
      <style:text-properties fo:font-weight="normal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normal" style:font-weight-asian="normal" style:text-outline="false" fo:text-shadow="none" style:font-size-asian="12pt"/>
    </style:style>
    <style:style style:data-style-name="N2" style:family="table-cell" style:name="ce16" style:parent-style-name="Default">
      <style:table-cell-properties style:repeat-content="false" fo:padding="0.71mm" style:rotation-angle="0" fo:border="0.74pt solid #141312" style:rotation-align="none" style:shrink-to-fit="false" style:vertical-align="automatic" loext:vertical-justify="auto" style:direction="ltr" style:glyph-orientation-vertical="0" fo:wrap-option="no-wrap" style:text-align-source="fix"/>
      <style:paragraph-properties style:writing-mode="page" fo:text-align="end" css3t:text-justify="auto" fo:margin-left="0mm"/>
      <style:text-properties fo:font-weight="bold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bold" style:font-weight-asian="bold" style:text-outline="false" fo:text-shadow="none" style:font-size-asian="12pt"/>
    </style:style>
    <style:style style:data-style-name="N115" style:family="table-cell" style:name="ce17" style:parent-style-name="Default">
      <style:table-cell-properties style:repeat-content="false" fo:padding="0.71mm" style:rotation-angle="0" style:rotation-align="none" style:shrink-to-fit="false" style:vertical-align="automatic" loext:vertical-justify="auto" style:direction="ltr" style:glyph-orientation-vertical="0" fo:wrap-option="no-wrap" style:text-align-source="fix"/>
      <style:paragraph-properties style:writing-mode="page" fo:text-align="end" css3t:text-justify="auto" fo:margin-left="0mm"/>
      <style:text-properties fo:font-weight="normal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normal" style:font-weight-asian="normal" style:text-outline="false" fo:text-shadow="none" style:font-size-asian="12pt"/>
    </style:style>
    <style:style style:family="table-cell" style:name="ce18" style:parent-style-name="Default">
      <style:table-cell-properties style:repeat-content="false" fo:padding="0.71mm" style:rotation-angle="0" fo:border="0.74pt solid #141312" style:rotation-align="none" style:shrink-to-fit="false" style:vertical-align="middle" loext:vertical-justify="auto" style:direction="ltr" style:glyph-orientation-vertical="0" fo:wrap-option="wrap" style:text-align-source="value-type"/>
      <style:paragraph-properties style:writing-mode="page" css3t:text-justify="auto" fo:margin-left="0mm"/>
      <style:text-properties fo:font-weight="normal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normal" style:font-weight-asian="normal" style:text-outline="false" fo:text-shadow="none" style:font-size-asian="12pt"/>
    </style:style>
    <style:style style:family="table-cell" style:name="ce19" style:parent-style-name="Default">
      <style:table-cell-properties style:repeat-content="false" fo:padding="0.71mm" style:rotation-angle="0" style:rotation-align="none" style:shrink-to-fit="false" style:vertical-align="middle" loext:vertical-justify="auto" style:direction="ltr" style:glyph-orientation-vertical="0" fo:wrap-option="wrap" style:text-align-source="fix"/>
      <style:paragraph-properties style:writing-mode="page" fo:text-align="center" css3t:text-justify="auto" fo:margin-left="0mm"/>
      <style:text-properties fo:font-weight="normal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normal" style:font-weight-asian="normal" style:text-outline="false" fo:text-shadow="none" style:font-size-asian="12pt"/>
    </style:style>
    <style:style style:family="table-cell" style:name="ce20" style:parent-style-name="Default">
      <style:table-cell-properties style:repeat-content="false" fo:padding="0.71mm" style:rotation-angle="0" style:rotation-align="none" style:shrink-to-fit="false" style:vertical-align="middle" loext:vertical-justify="auto" style:direction="ltr" style:glyph-orientation-vertical="0" fo:wrap-option="no-wrap" style:text-align-source="value-type"/>
      <style:paragraph-properties style:writing-mode="page" css3t:text-justify="auto" fo:margin-left="0mm"/>
      <style:text-properties fo:font-weight="normal" style:text-line-through-type="none" style:font-style-complex="normal" style:font-name-complex="Arial" fo:font-size="12pt" style:text-underline-style="none" style:use-window-font-color="true" style:font-name="Arial" style:font-style-asian="normal" style:text-line-through-style="none" fo:font-style="normal" style:font-size-complex="12pt" style:font-weight-complex="normal" style:font-weight-asian="normal" style:text-outline="false" fo:text-shadow="none" style:font-size-asian="12pt"/>
    </style:style>
    <style:style style:family="graphic" style:name="gr1">
      <style:graphic-properties draw:fill="solid" draw:fill-color="#ffffff" draw:stroke-linejoin="miter" draw:textarea-horizontal-align="justify" draw:stroke="none" fo:padding-left="0.56mm" fo:padding-bottom="0.56mm" draw:auto-grow-height="false" svg:stroke-color="#141312" fo:min-height="12.52mm" draw:auto-grow-width="false" svg:stroke-width="0.35mm" draw:textarea-vertical-align="top" fo:min-width="35.56mm" fo:padding-right="0.56mm" fo:wrap-option="wrap" fo:padding-top="0.56mm"/>
    </style:style>
    <style:style style:family="graphic" style:name="gr2">
      <style:graphic-properties draw:fill="solid" draw:fill-color="#ffffff" draw:stroke-linejoin="miter" draw:textarea-horizontal-align="justify" draw:stroke="none" fo:padding-left="0.56mm" fo:padding-bottom="0.56mm" draw:auto-grow-height="false" svg:stroke-color="#141312" fo:min-height="7.45mm" draw:auto-grow-width="false" svg:stroke-width="0.35mm" draw:textarea-vertical-align="top" fo:min-width="94.46mm" fo:padding-right="0.56mm" fo:wrap-option="wrap" fo:padding-top="0.56mm"/>
    </style:style>
    <style:style style:family="graphic" style:name="gr3">
      <style:graphic-properties draw:fill="solid" draw:fill-color="#ffffff" draw:stroke-linejoin="miter" draw:textarea-horizontal-align="justify" draw:stroke="none" fo:padding-left="0.56mm" fo:padding-bottom="0.56mm" draw:auto-grow-height="false" svg:stroke-color="#141312" fo:min-height="18.15mm" draw:auto-grow-width="false" svg:stroke-width="0.35mm" draw:textarea-vertical-align="top" fo:min-width="33.81mm" fo:padding-right="0.56mm" fo:wrap-option="wrap" fo:padding-top="0.56mm"/>
    </style:style>
    <style:style style:family="graphic" style:name="gr4">
      <style:graphic-properties draw:fill="solid" draw:fill-color="#ffffff" draw:stroke-linejoin="miter" draw:textarea-horizontal-align="justify" draw:stroke="none" fo:padding-left="0.56mm" fo:padding-bottom="0.56mm" draw:auto-grow-height="false" svg:stroke-color="#141312" fo:min-height="5.25mm" draw:auto-grow-width="false" svg:stroke-width="0.35mm" draw:textarea-vertical-align="top" fo:min-width="84.78mm" fo:padding-right="0.56mm" fo:wrap-option="wrap" fo:padding-top="0.56mm"/>
    </style:style>
    <style:style style:family="paragraph" style:name="P1">
      <style:paragraph-properties fo:text-align="start"/>
    </style:style>
    <style:style style:family="paragraph" style:name="P2">
      <loext:graphic-properties draw:fill="solid" draw:fill-color="#ffffff"/>
      <style:paragraph-properties fo:text-align="start"/>
    </style:style>
    <style:style style:family="text" style:name="T1">
      <style:text-properties style:text-line-through-type="none" style:font-weight-asian="normal" style:font-style-complex="normal" fo:font-weight="normal" style:font-size-asian="8pt" style:font-name-complex="Arial" style:font-weight-complex="normal" fo:font-style="normal" fo:font-size="8pt" style:font-style-asian="normal" style:text-line-through-style="none" style:font-name="Arial" style:text-underline-style="none" style:font-size-complex="8pt" style:text-position="0% 100%" style:text-outline="false" style:use-window-font-color="true" fo:text-shadow="none"/>
    </style:style>
    <style:style style:family="text" style:name="T2">
      <style:text-properties style:text-line-through-type="none" style:font-weight-asian="normal" style:font-style-complex="normal" fo:font-weight="normal" style:font-size-asian="10pt" style:font-name-complex="Arial" style:font-weight-complex="normal" fo:font-style="normal" fo:font-size="10pt" style:font-style-asian="normal" style:text-line-through-style="none" style:font-name="Arial" style:text-underline-style="none" style:font-size-complex="10pt" style:text-position="0% 100%" style:text-outline="false" style:use-window-font-color="tru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name="Sheet1" table:style-name="ta1">
        <office:forms form:automatic-focus="false" form:apply-design-mode="false"/>
        <table:shapes>
          <draw:custom-shape draw:text-style-name="P2" svg:width="36.68mm" svg:x="26.17mm" draw:style-name="gr1" svg:y="389.74mm" draw:name="Text 1" svg:height="13.64mm" draw:z-index="0">
            <text:p text:style-name="P1">
                                   <text:span text:style-name="T1">Товар принял в полном объеме менеджер по продажам</text:span>
                              </text:p>
            <draw:enhanced-geometry svg:viewBox="0 0 21600 21600" draw:enhanced-path="M 0 0 L 21600 0 21600 21600 0 21600 0 0 Z N" draw:type="rectangle"/>
          </draw:custom-shape>
          <draw:custom-shape draw:text-style-name="P2" svg:width="95.58mm" svg:x="62.79mm" draw:style-name="gr2" svg:y="395.65mm" draw:name="Text 2" svg:height="8.57mm" draw:z-index="1">
            <text:p text:style-name="P1">
                                   <text:span text:style-name="T2">__________(________________) "___"____________20__г.</text:span>
                              </text:p>
            <draw:enhanced-geometry svg:viewBox="0 0 21600 21600" draw:enhanced-path="M 0 0 L 21600 0 21600 21600 0 21600 0 0 Z N" draw:type="rectangle"/>
          </draw:custom-shape>
          <draw:custom-shape draw:text-style-name="P2" svg:width="34.93mm" svg:x="26.67mm" draw:style-name="gr3" svg:y="406.4mm" draw:name="Text 3" svg:height="19.27mm" draw:z-index="2">
            <text:p text:style-name="P1">
                                   <text:span text:style-name="T1">Товар получил в полном объеме, претензий к количеству и внешнему виду товара не имею</text:span>
                              </text:p>
            <draw:enhanced-geometry svg:viewBox="0 0 21600 21600" draw:enhanced-path="M 0 0 L 21600 0 21600 21600 0 21600 0 0 Z N" draw:type="rectangle"/>
          </draw:custom-shape>
          <draw:custom-shape draw:text-style-name="P2" svg:width="85.9mm" svg:x="64.1mm" draw:style-name="gr4" svg:y="417.91mm" draw:name="Text 4" svg:height="6.37mm" draw:z-index="3">
            <text:p text:style-name="P1">
                                   <text:span text:style-name="T2">№ </text:span>
                                   <text:span text:style-name="T2">доверенности:____________________________</text:span>
                              </text:p>
            <draw:enhanced-geometry svg:viewBox="0 0 21600 21600" draw:enhanced-path="M 0 0 L 21600 0 21600 21600 0 21600 0 0 Z N" draw:type="rectangle"/>
          </draw:custom-shape>
          <draw:custom-shape draw:text-style-name="P2" svg:width="95.58mm" svg:x="62.79mm" draw:style-name="gr2" svg:y="409.34mm" draw:name="Text 5" svg:height="8.57mm" draw:z-index="4">
            <text:p text:style-name="P1">
                                   <text:span text:style-name="T2">__________(________________) "___"____________20__г.</text:span>
                              </text:p>
            <draw:enhanced-geometry svg:viewBox="0 0 21600 21600" draw:enhanced-path="M 0 0 L 21600 0 21600 21600 0 21600 0 0 Z N" draw:type="rectangle"/>
          </draw:custom-shape>
        </table:shapes>
        <table:table-column table:default-cell-style-name="ce4" table:style-name="co1"/>
        <table:table-column table:default-cell-style-name="ce4" table:style-name="co2"/>
        <table:table-column table:default-cell-style-name="ce4" table:style-name="co3"/>
        <table:table-column table:default-cell-style-name="ce4" table:style-name="co4"/>
        <table:table-column table:default-cell-style-name="ce4" table:style-name="co5"/>
        <table:table-column table:default-cell-style-name="ce4" table:style-name="co6"/>
        <table:table-column table:default-cell-style-name="ce4" table:style-name="co7"/>
        <table:table-column table:default-cell-style-name="ce4" table:style-name="co8"/>
        <table:table-column table:default-cell-style-name="ce4" table:style-name="co2" table:number-columns-repeated="248"/>
        <table:table-column table:default-cell-style-name="Default" table:style-name="co9" table:number-columns-repeated="768"/>
        <table:table-row table:style-name="ro1">
          <table:table-cell office:value-type="string" calcext:value-type="string" table:style-name="ce1">
            <text:p>НАКЛАДНАЯ №К27/0179 от 18 Июля 2018 г.</text:p>
          </table:table-cell>
          <table:table-cell table:style-name="ce2"/>
          <table:table-cell table:style-name="ce11" table:number-columns-repeated="5"/>
          <table:table-cell table:style-name="ce2" table:number-columns-repeated="1017"/>
        </table:table-row>
        <table:table-row table:style-name="ro1">
          <table:table-cell office:value-type="string" calcext:value-type="string" table:style-name="ce2">
            <text:p>От кого: Яковлев С.К. сч/ф Запчасти Профсоюзная 9 (Киров)</text:p>
          </table:table-cell>
          <table:table-cell table:style-name="ce2" table:number-columns-repeated="1023"/>
        </table:table-row>
        <table:table-row table:style-name="ro2">
          <table:table-cell office:value-type="string" calcext:value-type="string" table:number-columns-spanned="7" table:number-rows-spanned="1" table:style-name="ce3">
            <text:p>Кому: ИП Морозов Владимир Александрович (004-5043)</text:p>
          </table:table-cell>
          <table:covered-table-cell table:number-columns-repeated="6" table:style-name="ce10"/>
          <table:table-cell table:style-name="ce2" table:number-columns-repeated="1017"/>
        </table:table-row>
        <table:table-row table:style-name="ro3">
          <table:table-cell office:value-type="string" calcext:value-type="string">
            <text:p>Почтовый адрес: ,613530,Кировская обл,,Уржум г,,Елкина ул,158,,16</text:p>
          </table:table-cell>
          <table:table-cell table:number-columns-repeated="255"/>
          <table:table-cell table:style-name="ce4" table:number-columns-repeated="768"/>
        </table:table-row>
        <table:table-row table:style-name="ro4">
          <table:table-cell table:number-columns-repeated="256"/>
          <table:table-cell table:style-name="ce4" table:number-columns-repeated="768"/>
        </table:table-row>
        <table:table-row table:style-name="ro5">
          <table:table-cell office:value-type="string" calcext:value-type="string" table:style-name="ce5">
            <text:p>№ п/п</text:p>
          </table:table-cell>
          <table:table-cell office:value-type="string" calcext:value-type="string" table:style-name="ce5">
            <text:p>Код товара</text:p>
          </table:table-cell>
          <table:table-cell office:value-type="string" calcext:value-type="string" table:style-name="ce12">
            <text:p>Наименование товара</text:p>
          </table:table-cell>
          <table:table-cell office:value-type="string" calcext:value-type="string" table:style-name="ce5">
            <text:p>Ед. изм.</text:p>
          </table:table-cell>
          <table:table-cell office:value-type="string" calcext:value-type="string" table:style-name="ce5">
            <text:p>Кол-во</text:p>
          </table:table-cell>
          <table:table-cell office:value-type="string" calcext:value-type="string" table:style-name="ce5">
            <text:p>Цена, руб.</text:p>
          </table:table-cell>
          <table:table-cell office:value-type="string" calcext:value-type="string" table:style-name="ce5">
            <text:p>Сумма, руб.</text:p>
          </table:table-cell>
          <table:table-cell office:value-type="string" calcext:value-type="string" table:style-name="ce5">
            <text:p>Склад</text:p>
          </table:table-cell>
          <table:table-cell table:style-name="ce19" table:number-columns-repeated="1016"/>
        </table:table-row>
        <table:table-row table:style-name="ro6"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37304" table:style-name="ce6">
            <text:p>37304</text:p>
          </table:table-cell>
          <table:table-cell office:value-type="string" calcext:value-type="string" table:style-name="ce13">
            <text:p>Аварийное зажигание 2101,2108 (АЗ-1)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113" table:number-columns-repeated="2" table:style-name="ce15">
            <text:p>113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2" table:style-name="ce6">
            <text:p>2</text:p>
          </table:table-cell>
          <table:table-cell office:value-type="float" calcext:value-type="float" office:value="40451" table:style-name="ce6">
            <text:p>40451</text:p>
          </table:table-cell>
          <table:table-cell office:value-type="string" calcext:value-type="string" table:style-name="ce13">
            <text:p>Болт диодного моста 2110 в сборе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53" table:number-columns-repeated="2" table:style-name="ce15">
            <text:p>53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3" table:style-name="ce6">
            <text:p>3</text:p>
          </table:table-cell>
          <table:table-cell office:value-type="float" calcext:value-type="float" office:value="18153" table:style-name="ce6">
            <text:p>18153</text:p>
          </table:table-cell>
          <table:table-cell office:value-type="string" calcext:value-type="string" table:style-name="ce13">
            <text:p>Втулка вилки сцепления 2108,2110 "АвтоВАЗ" 21080-160121600</text:p>
          </table:table-cell>
          <table:table-cell office:value-type="string" calcext:value-type="string" table:style-name="ce14">
            <text:p>компл.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17" table:number-columns-repeated="2" table:style-name="ce15">
            <text:p>17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4" table:style-name="ce6">
            <text:p>4</text:p>
          </table:table-cell>
          <table:table-cell office:value-type="float" calcext:value-type="float" office:value="22566" table:style-name="ce6">
            <text:p>22566</text:p>
          </table:table-cell>
          <table:table-cell office:value-type="string" calcext:value-type="string" table:style-name="ce13">
            <text:p>Глушитель 2123 с/о "ВВВ"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952" table:number-columns-repeated="2" table:style-name="ce15">
            <text:p>952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5" table:style-name="ce6">
            <text:p>5</text:p>
          </table:table-cell>
          <table:table-cell office:value-type="float" calcext:value-type="float" office:value="23331" table:style-name="ce6">
            <text:p>23331</text:p>
          </table:table-cell>
          <table:table-cell office:value-type="string" calcext:value-type="string" table:style-name="ce13">
            <text:p>Зажигание бесконтактное 2101-07-21 "СОНАР"</text:p>
          </table:table-cell>
          <table:table-cell office:value-type="string" calcext:value-type="string" table:style-name="ce14">
            <text:p>компл.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590" table:number-columns-repeated="2" table:style-name="ce15">
            <text:p>590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6" table:style-name="ce6">
            <text:p>6</text:p>
          </table:table-cell>
          <table:table-cell office:value-type="float" calcext:value-type="float" office:value="15087" table:style-name="ce6">
            <text:p>15087</text:p>
          </table:table-cell>
          <table:table-cell office:value-type="string" calcext:value-type="string" table:style-name="ce13">
            <text:p>Колпаки на колеса 2121 на гайки компл.</text:p>
          </table:table-cell>
          <table:table-cell office:value-type="string" calcext:value-type="string" table:style-name="ce14">
            <text:p>компл.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135" table:number-columns-repeated="2" table:style-name="ce15">
            <text:p>135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7" table:style-name="ce6">
            <text:p>7</text:p>
          </table:table-cell>
          <table:table-cell office:value-type="float" calcext:value-type="float" office:value="11147" table:style-name="ce6">
            <text:p>11147</text:p>
          </table:table-cell>
          <table:table-cell office:value-type="string" calcext:value-type="string" table:style-name="ce13">
            <text:p>Кольца поршневые 82.4 СТК компл.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665" table:number-columns-repeated="2" table:style-name="ce15">
            <text:p>665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8" table:style-name="ce6">
            <text:p>8</text:p>
          </table:table-cell>
          <table:table-cell office:value-type="float" calcext:value-type="float" office:value="27399" table:style-name="ce6">
            <text:p>27399</text:p>
          </table:table-cell>
          <table:table-cell office:value-type="string" calcext:value-type="string" table:style-name="ce13">
            <text:p>Кронштейн опоры двигателя 1118 задний 11180100103200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614" table:number-columns-repeated="2" table:style-name="ce15">
            <text:p>614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9" table:style-name="ce6">
            <text:p>9</text:p>
          </table:table-cell>
          <table:table-cell office:value-type="float" calcext:value-type="float" office:value="23206" table:style-name="ce6">
            <text:p>23206</text:p>
          </table:table-cell>
          <table:table-cell office:value-type="string" calcext:value-type="string" table:style-name="ce13">
            <text:p>Крышка генератора 2110 задняя метал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220" table:number-columns-repeated="2" table:style-name="ce15">
            <text:p>220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10" table:style-name="ce6">
            <text:p>10</text:p>
          </table:table-cell>
          <table:table-cell office:value-type="float" calcext:value-type="float" office:value="11518" table:style-name="ce6">
            <text:p>11518</text:p>
          </table:table-cell>
          <table:table-cell office:value-type="string" calcext:value-type="string" table:style-name="ce13">
            <text:p>Подшипник генератора 2101-099 передний "СПЗ" (180302)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5" table:style-name="ce6">
            <text:p>5</text:p>
          </table:table-cell>
          <table:table-cell office:value-type="float" calcext:value-type="float" office:value="70" table:style-name="ce15">
            <text:p>70,00</text:p>
          </table:table-cell>
          <table:table-cell office:value-type="float" calcext:value-type="float" office:value="350" table:style-name="ce15">
            <text:p>350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11" table:style-name="ce6">
            <text:p>11</text:p>
          </table:table-cell>
          <table:table-cell office:value-type="float" calcext:value-type="float" office:value="14887" table:style-name="ce6">
            <text:p>14887</text:p>
          </table:table-cell>
          <table:table-cell office:value-type="string" calcext:value-type="string" table:style-name="ce13">
            <text:p>Подшипники КПП 2108 "Интер" компл.</text:p>
          </table:table-cell>
          <table:table-cell office:value-type="string" calcext:value-type="string" table:style-name="ce14">
            <text:p>компл.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1220" table:number-columns-repeated="2" table:style-name="ce15">
            <text:p>1220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7">
          <table:table-cell office:value-type="float" calcext:value-type="float" office:value="12" table:style-name="ce6">
            <text:p>12</text:p>
          </table:table-cell>
          <table:table-cell office:value-type="float" calcext:value-type="float" office:value="14960" table:style-name="ce6">
            <text:p>14960</text:p>
          </table:table-cell>
          <table:table-cell office:value-type="string" calcext:value-type="string" table:style-name="ce13">
            <text:p>Сальник редуктора заднего моста 2101 "БРТ" (21012402052-01Р)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10" table:style-name="ce6">
            <text:p>10</text:p>
          </table:table-cell>
          <table:table-cell office:value-type="float" calcext:value-type="float" office:value="23" table:style-name="ce15">
            <text:p>23,00</text:p>
          </table:table-cell>
          <table:table-cell office:value-type="float" calcext:value-type="float" office:value="230" table:style-name="ce15">
            <text:p>230,00</text:p>
          </table:table-cell>
          <table:table-cell office:value-type="string" calcext:value-type="string" table:style-name="ce18">
            <text:p>
                                   <text:s/>
                              </text:p>
          </table:table-cell>
          <table:table-cell table:style-name="ce20" table:number-columns-repeated="1016"/>
        </table:table-row>
        <table:table-row table:style-name="ro5">
          <table:table-cell office:value-type="float" calcext:value-type="float" office:value="13" table:style-name="ce6">
            <text:p>13</text:p>
          </table:table-cell>
          <table:table-cell office:value-type="float" calcext:value-type="float" office:value="31728" table:style-name="ce6">
            <text:p>31728</text:p>
          </table:table-cell>
          <table:table-cell office:value-type="string" calcext:value-type="string" table:style-name="ce13">
            <text:p>Сальники КПП 2110 "БРТ" компл. №92 завод</text:p>
          </table:table-cell>
          <table:table-cell office:value-type="string" calcext:value-type="string" table:style-name="ce14">
            <text:p>компл.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147" table:number-columns-repeated="2" table:style-name="ce15">
            <text:p>147,00</text:p>
          </table:table-cell>
          <table:table-cell office:value-type="string" calcext:value-type="string" table:style-name="ce18">
            <text:p>
                                   <text:s/>
                              </text:p>
          </table:table-cell>
          <table:table-cell table:style-name="ce20" table:number-columns-repeated="1016"/>
        </table:table-row>
        <table:table-row table:style-name="ro5">
          <table:table-cell office:value-type="float" calcext:value-type="float" office:value="14" table:style-name="ce6">
            <text:p>14</text:p>
          </table:table-cell>
          <table:table-cell office:value-type="float" calcext:value-type="float" office:value="10883" table:style-name="ce6">
            <text:p>10883</text:p>
          </table:table-cell>
          <table:table-cell office:value-type="string" calcext:value-type="string" table:style-name="ce13">
            <text:p>СК 77798 Рассухариватель 2101-07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1" table:style-name="ce6">
            <text:p>1</text:p>
          </table:table-cell>
          <table:table-cell office:value-type="float" calcext:value-type="float" office:value="146" table:number-columns-repeated="2" table:style-name="ce15">
            <text:p>146,00</text:p>
          </table:table-cell>
          <table:table-cell office:value-type="string" calcext:value-type="string" table:style-name="ce18">
            <text:p>
                                   <text:s/>
                              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15" table:style-name="ce6">
            <text:p>15</text:p>
          </table:table-cell>
          <table:table-cell office:value-type="float" calcext:value-type="float" office:value="12356" table:style-name="ce6">
            <text:p>12356</text:p>
          </table:table-cell>
          <table:table-cell office:value-type="string" calcext:value-type="string" table:style-name="ce13">
            <text:p>Усилитель порога 2109 длинный (21090-5401102-55) пр. "Экрис"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4" table:style-name="ce6">
            <text:p>4</text:p>
          </table:table-cell>
          <table:table-cell office:value-type="float" calcext:value-type="float" office:value="63" table:style-name="ce15">
            <text:p>63,00</text:p>
          </table:table-cell>
          <table:table-cell office:value-type="float" calcext:value-type="float" office:value="252" table:style-name="ce15">
            <text:p>252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16" table:style-name="ce6">
            <text:p>16</text:p>
          </table:table-cell>
          <table:table-cell office:value-type="float" calcext:value-type="float" office:value="12357" table:style-name="ce6">
            <text:p>12357</text:p>
          </table:table-cell>
          <table:table-cell office:value-type="string" calcext:value-type="string" table:style-name="ce13">
            <text:p>Усилитель порога 2109 короткий (21090-5401104-55) пр. "Экрис"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4" table:style-name="ce6">
            <text:p>4</text:p>
          </table:table-cell>
          <table:table-cell office:value-type="float" calcext:value-type="float" office:value="33" table:style-name="ce15">
            <text:p>33,00</text:p>
          </table:table-cell>
          <table:table-cell office:value-type="float" calcext:value-type="float" office:value="132" table:style-name="ce15">
            <text:p>132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17" table:style-name="ce6">
            <text:p>17</text:p>
          </table:table-cell>
          <table:table-cell office:value-type="float" calcext:value-type="float" office:value="37295" table:style-name="ce6">
            <text:p>37295</text:p>
          </table:table-cell>
          <table:table-cell office:value-type="string" calcext:value-type="string" table:style-name="ce13">
            <text:p>Шайба шкива к/в 2170 дистанционная (21126-1005317-00)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2" table:style-name="ce6">
            <text:p>2</text:p>
          </table:table-cell>
          <table:table-cell office:value-type="float" calcext:value-type="float" office:value="38" table:style-name="ce15">
            <text:p>38,00</text:p>
          </table:table-cell>
          <table:table-cell office:value-type="float" calcext:value-type="float" office:value="76" table:style-name="ce15">
            <text:p>76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6">
          <table:table-cell office:value-type="float" calcext:value-type="float" office:value="18" table:style-name="ce6">
            <text:p>18</text:p>
          </table:table-cell>
          <table:table-cell office:value-type="float" calcext:value-type="float" office:value="31472" table:style-name="ce6">
            <text:p>31472</text:p>
          </table:table-cell>
          <table:table-cell office:value-type="string" calcext:value-type="string" table:style-name="ce13">
            <text:p>Шкив ГРМ к/вала 2170 "ДААЗ" (малый)</text:p>
          </table:table-cell>
          <table:table-cell office:value-type="string" calcext:value-type="string" table:style-name="ce14">
            <text:p>шт</text:p>
          </table:table-cell>
          <table:table-cell office:value-type="float" calcext:value-type="float" office:value="2" table:style-name="ce6">
            <text:p>2</text:p>
          </table:table-cell>
          <table:table-cell office:value-type="float" calcext:value-type="float" office:value="125" table:style-name="ce15">
            <text:p>125,00</text:p>
          </table:table-cell>
          <table:table-cell office:value-type="float" calcext:value-type="float" office:value="250" table:style-name="ce15">
            <text:p>250,00</text:p>
          </table:table-cell>
          <table:table-cell office:value-type="string" calcext:value-type="string" table:style-name="ce18">
            <text:p>Автозапчасти ИП Яковлев(Профсоюзная 9)</text:p>
          </table:table-cell>
          <table:table-cell table:style-name="ce20" table:number-columns-repeated="1016"/>
        </table:table-row>
        <table:table-row table:style-name="ro3">
          <table:table-cell office:value-type="string" calcext:value-type="string" table:style-name="ce7">
            <text:p>Всего на сумму:</text:p>
          </table:table-cell>
          <table:table-cell table:style-name="ce7" table:number-columns-repeated="5"/>
          <table:table-cell office:value-type="float" calcext:value-type="float" office:value="6162" table:style-name="ce16">
            <text:p>6162,00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Вес товара:</text:p>
          </table:table-cell>
          <table:table-cell table:number-columns-repeated="5"/>
          <table:table-cell office:value-type="float" calcext:value-type="float" office:value="18" table:style-name="ce17">
            <text:p>18 кг.</text:p>
          </table:table-cell>
          <table:table-cell table:number-columns-repeated="249"/>
          <table:table-cell table:style-name="ce4" table:number-columns-repeated="768"/>
        </table:table-row>
        <table:table-row table:style-name="ro8">
          <table:table-cell office:value-type="string" calcext:value-type="string">
            <text:p>Отпуск товара со склада разрешил ____________________ (_____________)</text:p>
          </table:table-cell>
          <table:table-cell table:number-columns-repeated="255"/>
          <table:table-cell table:style-name="ce4" table:number-columns-repeated="768"/>
        </table:table-row>
        <table:table-row table:style-name="ro8">
          <table:table-cell office:value-type="string" calcext:value-type="string">
            <text:p>Сдал________________(____________) Принял_________________(_____________)</text:p>
          </table:table-cell>
          <table:table-cell table:number-columns-repeated="255"/>
          <table:table-cell table:style-name="ce4" table:number-columns-repeated="768"/>
        </table:table-row>
        <table:table-row table:style-name="ro9">
          <table:table-cell table:number-columns-repeated="256"/>
          <table:table-cell table:style-name="ce4" table:number-columns-repeated="768"/>
        </table:table-row>
        <table:table-row table:style-name="ro10">
          <table:table-cell table:style-name="ce8" table:number-columns-repeated="1024"/>
        </table:table-row>
        <table:table-row table:style-name="ro11">
          <table:table-cell office:value-type="string" calcext:value-type="string" table:style-name="ce9">
            <text:p>Документ напечатан 18.07.2018 15:22:10</text:p>
          </table:table-cell>
          <table:table-cell table:style-name="ce9" table:number-columns-repeated="1023"/>
        </table:table-row>
        <table:table-row table:number-rows-repeated="1048544"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1"/>
      <number:text> кг.</number:text>
    </number:number-style>
    <style:style style:name="Default" style:family="table-cell">
      <style:table-cell-properties style:text-align-source="fix" style:repeat-content="false" fo:padding="0.71mm" style:rotation-align="none"/>
      <style:paragraph-properties fo:text-align="start"/>
      <style:text-properties style:font-name="Arial" fo:font-family="Arial" style:font-family-generic="swiss" style:font-pitch="variable" fo:font-size="8pt" style:font-name-asian="Droid Sans Fallback" style:font-family-asian="'Droid Sans Fallback'" style:font-family-generic-asian="system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3" meta:object-count="5"/>
    <meta:generator>LibreOffice/5.0.4.2$Linux_X86_64 LibreOffice_project/00m0$Build-2</meta:generator>
  </office:meta>
</office:document-meta>
</file>